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leObj3" manifest:media-type="application/octet-stream"/>
  <manifest:file-entry manifest:full-path="OleObj4" manifest:media-type="application/octet-stream"/>
  <manifest:file-entry manifest:full-path="OleObj2" manifest:media-type="application/octet-stream"/>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Calibri" svg:font-family="Calibri"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style:font-name="Liberation Serif" fo:font-size="26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8" style:family="paragraph" style:parent-style-name="Standard">
      <style:paragraph-properties fo:line-height="100%" fo:text-align="center" style:justify-single-word="false"/>
      <style:text-properties style:use-window-font-color="tru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center" style:justify-single-word="false"/>
      <style:text-properties style:use-window-font-color="true" style:font-name="Liberation Serif" fo:font-size="15pt" fo:font-weight="bold" fo:background-color="transparent" style:font-name-asian="Liberation Serif" style:font-name-complex="Liberation Serif"/>
    </style:style>
    <style:style style:name="P10" style:family="paragraph" style:parent-style-name="Standard">
      <style:paragraph-properties fo:line-height="100%" fo:text-align="center" style:justify-single-word="false"/>
      <style:text-properties style:use-window-font-color="true"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1" style:family="paragraph" style:parent-style-name="Standard">
      <style:paragraph-properties fo:line-height="100%" fo:text-align="center" style:justify-single-word="false"/>
      <style:text-properties style:use-window-font-color="true" style:font-name="Liberation Serif" fo:font-size="12pt" fo:font-weight="bold" fo:background-color="transparent" style:font-name-asian="Liberation Serif" style:font-name-complex="Liberation Serif"/>
    </style:style>
    <style:style style:name="P12" style:family="paragraph" style:parent-style-name="Standard">
      <style:paragraph-properties fo:line-height="100%" fo:text-align="justify" style:justify-single-word="false"/>
      <style:text-properties style:use-window-font-color="true" style:font-name="Liberation Serif" fo:font-size="12pt" fo:font-weight="bold" fo:background-color="transparent" style:font-name-asian="Liberation Serif" style:font-name-complex="Liberation Serif"/>
    </style:style>
    <style:style style:name="P13" style:family="paragraph" style:parent-style-name="Standard">
      <style:paragraph-properties fo:line-height="100%" fo:text-align="justify" style:justify-single-word="false"/>
      <style:text-properties style:use-window-font-color="true" style:font-name="Liberation Serif" fo:font-size="12pt" fo:font-weight="normal" fo:background-color="transparent" style:font-name-asian="Liberation Serif" style:font-name-complex="Liberation Serif"/>
    </style:style>
    <style:style style:name="P14" style:family="paragraph" style:parent-style-name="Standard">
      <style:paragraph-properties fo:line-height="100%" fo:text-align="justify" style:justify-single-word="false"/>
      <style:text-properties style:use-window-font-color="true" style:font-name="Liberation Serif" fo:font-size="12pt" fo:font-weight="normal" fo:background-color="#ffffff" style:font-name-asian="Liberation Serif" style:font-name-complex="Liberation Serif"/>
    </style:style>
    <style:style style:name="P15" style:family="paragraph" style:parent-style-name="Standard">
      <style:paragraph-properties fo:line-height="100%" fo:text-align="justify" style:justify-single-word="false"/>
      <style:text-properties style:use-window-font-color="true" style:font-name="Liberation Serif" fo:font-size="14pt" fo:font-weight="bold" fo:background-color="transparent" style:font-name-asian="Liberation Serif" style:font-name-complex="Liberation Serif"/>
    </style:style>
    <style:style style:name="P16" style:family="paragraph" style:parent-style-name="Standard">
      <style:paragraph-properties fo:line-height="100%" fo:text-align="justify" style:justify-single-word="false"/>
      <style:text-properties style:use-window-font-color="true" style:font-name="Arial" fo:font-size="12pt" fo:font-weight="normal" fo:background-color="transparent" style:font-name-asian="Arial" style:font-name-complex="Arial"/>
    </style:style>
    <style:style style:name="P17" style:family="paragraph" style:parent-style-name="Standard">
      <style:paragraph-properties fo:line-height="100%" fo:text-align="justify" style:justify-single-word="false"/>
      <style:text-properties style:use-window-font-color="true" style:font-name="DejaVu Sans" fo:font-size="10pt" fo:font-weight="normal" fo:background-color="#66ffff" style:font-name-asian="DejaVu Sans" style:font-name-complex="DejaVu Sans"/>
    </style:style>
    <style:style style:name="P18" style:family="paragraph" style:parent-style-name="Standard">
      <style:paragraph-properties fo:line-height="100%" fo:text-align="justify" style:justify-single-word="false"/>
      <style:text-properties style:use-window-font-color="true" style:font-name="Consolas" fo:font-size="9pt" fo:font-weight="normal" fo:background-color="#00ffff" style:font-name-asian="Consolas" style:font-name-complex="Consolas"/>
    </style:style>
    <style:style style:name="P19" style:family="paragraph" style:parent-style-name="Standard" style:list-style-name="L1">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0" style:family="paragraph" style:parent-style-name="Standard" style:list-style-name="L2">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1" style:family="paragraph" style:parent-style-name="Standard" style:list-style-name="L3">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2" style:family="paragraph" style:parent-style-name="Standard" style:list-style-name="L4">
      <style:paragraph-properties fo:margin-left="-0.635cm" fo:margin-right="0cm" fo:line-height="100%" fo:text-align="justify"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P23" style:family="paragraph" style:parent-style-name="Standard" style:list-style-name="L5">
      <style:paragraph-properties fo:margin-left="-0.635cm" fo:margin-right="0cm" fo:line-height="100%" fo:text-align="justify"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24" style:family="paragraph" style:parent-style-name="Standard">
      <style:paragraph-properties fo:margin-left="0cm" fo:margin-right="0cm" fo:line-height="100%" fo:text-align="justify" style:justify-single-word="false" fo:text-indent="-0.6cm" style:auto-text-indent="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20pt" fo:font-weight="bold" fo:background-color="transparent" loext:char-shading-value="0" style:font-name-asian="Liberation Serif" style:font-name-complex="Liberation Serif"/>
    </style:style>
    <style:style style:name="T4" style:family="text">
      <style:text-properties style:use-window-font-color="true" style:font-name="Liberation Serif" fo:font-size="20pt" fo:font-weight="bold" fo:background-color="#ffffff" loext:char-shading-value="0" style:font-name-asian="Liberation Serif" style:font-name-complex="Liberation Serif"/>
    </style:style>
    <style:style style:name="T5"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6" style:family="text">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9" style:family="text">
      <style:text-properties officeooo:rsid="00077b95"/>
    </style:style>
    <style:style style:name="T10" style:family="text">
      <style:text-properties officeooo:rsid="0008e803"/>
    </style:style>
    <style:style style:name="T11" style:family="text">
      <style:text-properties officeooo:rsid="0009916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9916d"/>
    </style:style>
    <style:style style:name="T14" style:family="text">
      <style:text-properties style:text-underline-style="none"/>
    </style:style>
    <style:style style:name="T15" style:family="text">
      <style:text-properties style:text-underline-style="none" officeooo:rsid="0009916d"/>
    </style:style>
    <style:style style:name="T16" style:family="text">
      <style:text-properties officeooo:rsid="000afcea"/>
    </style:style>
    <style:style style:name="fr1"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1" text:anchor-type="as-char" svg:width="4.921cm" style:rel-width="scale" svg:height="5.953cm" style:rel-height="scale" draw:z-index="0"><draw:object-ole xlink:href="./OleObj1" xlink:type="simple" xlink:show="embed" xlink:actuate="onLoad"/><draw:image xlink:href="./ObjectReplacements/OleObj1" xlink:type="simple" xlink:show="embed" xlink:actuate="onLoad"/></draw:frame></text:p>
      <text:p text:style-name="P4"/>
      <text:p text:style-name="P4"/>
      <text:p text:style-name="P4"/>
      <text:p text:style-name="P4"/>
      <text:p text:style-name="P4"/>
      <text:p text:style-name="P4"/>
      <text:p text:style-name="P7">ALGORÍTMICA</text:p>
      <text:p text:style-name="P4"/>
      <text:p text:style-name="P4"/>
      <text:p text:style-name="P4"/>
      <text:p text:style-name="P4"/>
      <text:p text:style-name="P8">PRÁCTICA 5: BRANCH AND BOUND</text:p>
      <text:p text:style-name="P4"/>
      <text:p text:style-name="P4"/>
      <text:p text:style-name="P9">Memoria final de la práctica</text:p>
      <text:p text:style-name="P4"/>
      <text:p text:style-name="P4"/>
      <text:p text:style-name="P4"/>
      <text:p text:style-name="P11">Ignacio Aguilera Martos</text:p>
      <text:p text:style-name="P11">Luis Balderas Ruiz</text:p>
      <text:p text:style-name="P11">Diego Asterio de Zaballa Rodríguez</text:p>
      <text:p text:style-name="P11">Miguel Ángel Torres López</text:p>
      <text:p text:style-name="P4"/>
      <text:p text:style-name="P4"/>
      <text:p text:style-name="P4"/>
      <text:p text:style-name="P4"/>
      <text:p text:style-name="P4"/>
      <text:p text:style-name="P1"><draw:frame draw:style-name="fr1" draw:name="2" text:anchor-type="as-char" svg:width="10.848cm" style:rel-width="scale" svg:height="3.254cm" style:rel-height="scale" draw:z-index="1"><draw:object-ole xlink:href="./OleObj2" xlink:type="simple" xlink:show="embed" xlink:actuate="onLoad"/><draw:image xlink:href="./ObjectReplacements/OleObj2" xlink:type="simple" xlink:show="embed" xlink:actuate="onLoad"/></draw:frame></text:p>
      <text:p text:style-name="P4"/>
      <text:p text:style-name="P4"/>
      <text:p text:style-name="P4"/>
      <text:p text:style-name="P4"/>
      <text:p text:style-name="P4"/>
      <text:p text:style-name="P4"/>
      <text:p text:style-name="P4"><text:soft-page-break/></text:p>
      <text:p text:style-name="P10">CONTENIDOS</text:p>
      <text:p text:style-name="P4"/>
      <text:p text:style-name="P4"/>
      <text:list xml:id="list5602477847269575468" text:style-name="L1">
        <text:list-item>
          <text:p text:style-name="P19">Organización de la práctica</text:p>
        </text:list-item>
      </text:list>
      <text:p text:style-name="P5"/>
      <text:p text:style-name="P5"/>
      <text:list xml:id="list6470538444835525623" text:style-name="L2">
        <text:list-item>
          <text:p text:style-name="P20">Problema TSP, el viajante de comercio.</text:p>
        </text:list-item>
      </text:list>
      <text:p text:style-name="P5"/>
      <text:p text:style-name="P13"><text:tab/>2.1 Enunciado del ejercicio</text:p>
      <text:p text:style-name="P13"><text:tab/>2.2 Solución y comentarios</text:p>
      <text:p text:style-name="P5"/>
      <text:list xml:id="list6419752658973088319" text:style-name="L3">
        <text:list-item>
          <text:p text:style-name="P21">Análisis empírico</text:p>
        </text:list-item>
      </text:list>
      <text:p text:style-name="P12"><text:tab/></text:p>
      <text:p text:style-name="P13"><text:tab/>3.1 Comparación de algoritmos</text:p>
      <text:p text:style-name="P5"/>
      <text:list xml:id="list1776309888856862154" text:style-name="L4">
        <text:list-item>
          <text:p text:style-name="P22">Bibliografía</text:p>
        </text:list-item>
        <text:list-item>
          <text:p text:style-name="P22"/>
        </text:list-item>
      </text:list>
      <text:p text:style-name="P2"><text:span text:style-name="T3">1. </text:span><text:span text:style-name="T5">ORGANIZACIÓN DE LA PRÁCTICA</text:span></text:p>
      <text:p text:style-name="P4"/>
      <text:p text:style-name="P2"><text:span text:style-name="T7">El problema del viajante de comercio ya se ha comentado y utilizado en la práctica sobre algoritmos voraces, donde se estudiaron métodos de este tipo para encontrar soluciones razonables (no óptimas necesariamente) a este problema. Si se desea encontrar una solución óptima es necesario utilizar métodos más potentes (y costosos), como la vuelta atrás y la ramiﬁcación y poda, que exploren el espacio de posibles soluciones de forma más exhaustiva.</text:span></text:p>
      <text:p text:style-name="P5"/>
      <text:p text:style-name="P5"/>
      <text:p text:style-name="P5"/>
      <text:p text:style-name="P13">Nos encargamos de presentar varios algoritmos que recorran exhaustivamente las posibles combinaciones a la hora de recorrer las ciudades. La estructura para ello será la siguiente:</text:p>
      <text:p text:style-name="P5"/>
      <text:list xml:id="list8645780101124605779" text:style-name="L5">
        <text:list-item>
          <text:p text:style-name="P23">Enunciado del problema</text:p>
        </text:list-item>
        <text:list-item>
          <text:p text:style-name="P23">Resolución teórica (explicación de cada algoritmo)</text:p>
        </text:list-item>
        <text:list-item>
          <text:p text:style-name="P23">Análisis empírico y de la eficiencia híbrida.</text:p>
        </text:list-item>
      </text:list>
      <text:p text:style-name="P5"/>
      <text:p text:style-name="P5"/>
      <text:p text:style-name="P5"/>
      <text:p text:style-name="P24">En lo que sigue, los miembros del grupo combinamos sistemas operativos y maquinas diferentes para experimentar de la forma más completa y variada la eficiencia de los algoritmos. Estas son las prestaciones de las máquinas:</text:p>
      <text:p text:style-name="P13"><text:tab/></text:p>
      <text:p text:style-name="P13"><text:tab/>- Luis: Fujitsu. Intel Core i5. Ubuntu 14.04</text:p>
      <text:p text:style-name="P13"><text:tab/>- Ignacio: Toshiba. Intel Core i7. Ubuntu 14.04</text:p>
      <text:p text:style-name="P13"><text:tab/>- Diego: Mac. Intel Core i7. OS X El Capitán</text:p>
      <text:p text:style-name="P13"><text:tab/>- Miguel Ángel: Toshiba. Intel Core i7. Windows 10</text:p>
      <text:p text:style-name="P5"/>
      <text:p text:style-name="P4"/>
      <text:p text:style-name="P2"><text:span text:style-name="T3">2. </text:span><text:span text:style-name="T5">PROBLEMA TSP: el viajante de comercio</text:span></text:p>
      <text:p text:style-name="P4"/>
      <text:p text:style-name="P4"/>
      <text:p text:style-name="P4"><text:soft-page-break/></text:p>
      <text:p text:style-name="P15">2.1 <text:s/>Enunciado del problema</text:p>
      <text:p text:style-name="P5"/>
      <text:p text:style-name="P2"><text:span text:style-name="T7">En su formulación más sencilla, el problema del viajante de comercio (TSP, por Traveling Salesman Problem) se deﬁne como sigue:</text:span></text:p>
      <text:p text:style-name="P16">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Una solución para TSP es una permutación del conjunto de ciudades que indica el orden en que se deben recorrer. Para el cálculo de la longitud del ciclo no debemos olvidar sumar la distancia que existe entre la última ciudad y la primera (ya que hay que cerrar el ciclo).</text:p>
      <text:p text:style-name="P16">Se pide, además, dar al solución óptima al problema. Al contrario que en la práctica anterior, <text:span text:style-name="T9">algoritmos</text:span> greedy, ya no buscaremos una solución rápida pero aproximada. Si no que buscaremos la mejor solución de todas, aunque ello implique un aumento del coste computacional del <text:span text:style-name="T10">algoritmo.</text:span></text:p>
      <text:p text:style-name="P16"/>
      <text:p text:style-name="P5"/>
      <text:p text:style-name="P15">2.2 <text:s/>Solución teórica</text:p>
      <text:p text:style-name="P5"/>
      <text:p text:style-name="P5"/>
      <text:p text:style-name="P13">Este problema, aunque será resuelto con backtracking y branch and bound, estará acotado inicialmente por la ejecución del algoritmo greedy desarrollado en la práctica 3. Esto nos permite saber una solución próxima a la solución óptima y, a la hora de llevar acabo el backtracking o el branch and bound, te permite realizar una poda más agresiva. Con esto conseguimos un cierta mejor de eficiencia al permitirnos no recorrer todas las ramas del árbol.</text:p>
      <text:p text:style-name="P5"/>
      <text:p text:style-name="P5"/>
      <text:p text:style-name="P5"/>
      <text:p text:style-name="P12"><text:tab/>2.2.1 <text:s/>Algoritmo 1</text:p>
      <text:p text:style-name="P5"/>
      <text:p text:style-name="P13">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Cuando se recorren todas las posibilidades, el orden de las ciudades <text:s/>que suman menor distancia hasta el momento se convierte en el orden óptimo. Esto da lugar a un algoritmo con eficiencia factorial. Optamos por una implementación recursiva, en la que se tiene una lista de las ciudades sin visitar aún y el orden generado hasta el momento. La condición de parada de la recursividad se da cuando la lista de ciudades sin colocar contiene a una sola ciudad, por lo que no queda más remedio que colocar a esa última en el sitio que queda.</text:p>
      <text:p text:style-name="P13">El tiempo de ejecución es factorial, un costo muy alto debido a la necesidad de recorrer la mayoría de las ramas para no dejar atrás la solución óptima al problema.</text:p>
      <text:p text:style-name="P13">El código es el siguiente:</text:p>
      <text:p text:style-name="P5"/>
      <text:p text:style-name="P5"/>
      <text:p text:style-name="P5"/>
      <text:p text:style-name="P17">list&lt;int&gt; BacktrackingTSP(list&lt;int&gt; rama, double* afinidades, list&lt;int&gt; sinusar,double&amp; minima_suma, int n)</text:p>
      <text:p text:style-name="P17">{</text:p>
      <text:p text:style-name="P17"><text:s text:c="2"/>int tam = sinusar.size();</text:p>
      <text:p text:style-name="P17"><text:s text:c="2"/>double sum=suma(rama,afinidades,n);</text:p>
      <text:p text:style-name="P17"><text:soft-page-break/><text:s text:c="2"/>if(tam &lt;= 1 &amp;&amp; minima_suma&gt;sum &amp;&amp; sum&gt;0){</text:p>
      <text:p text:style-name="P17"><text:s text:c="4"/>rama.splice(rama.end(),sinusar);</text:p>
      <text:p text:style-name="P17"><text:s text:c="4"/>minima_suma=sum;</text:p>
      <text:p text:style-name="P17"><text:s text:c="4"/>return rama;</text:p>
      <text:p text:style-name="P17"><text:s text:c="2"/>}else{</text:p>
      <text:p text:style-name="P17"><text:s text:c="4"/>list&lt;int&gt;::iterator it;</text:p>
      <text:p text:style-name="P17"><text:s text:c="4"/>list&lt;int&gt; res;</text:p>
      <text:p text:style-name="P17"><text:s text:c="4"/>list&lt;int&gt; aux2;</text:p>
      <text:p text:style-name="P17"><text:s text:c="4"/>for(it = sinusar.begin(); it != sinusar.end(); ++it){</text:p>
      <text:p text:style-name="P17"><text:s text:c="6"/>int aux = *it;</text:p>
      <text:p text:style-name="P17"><text:s text:c="6"/>it = sinusar.erase(it);</text:p>
      <text:p text:style-name="P17"><text:s text:c="6"/>rama.push_back(aux);</text:p>
      <text:p text:style-name="P17"><text:s text:c="6"/>aux2 = BacktrackingTSP(rama, afinidades, sinusar,minima_suma, n);</text:p>
      <text:p text:style-name="P17"><text:s text:c="6"/>if(aux2.size() != 0){</text:p>
      <text:p text:style-name="P17"><text:s text:c="8"/>res = aux2;</text:p>
      <text:p text:style-name="P17"><text:s text:c="6"/>}</text:p>
      <text:p text:style-name="P17"><text:s text:c="6"/>it = sinusar.emplace(it,aux);</text:p>
      <text:p text:style-name="P17"><text:s text:c="6"/>rama.remove(aux);</text:p>
      <text:p text:style-name="P17"><text:s text:c="4"/>}</text:p>
      <text:p text:style-name="P17"><text:s text:c="4"/>return res;</text:p>
      <text:p text:style-name="P17"><text:s text:c="2"/>}</text:p>
      <text:p text:style-name="P5"/>
      <text:p text:style-name="P17">}</text:p>
      <text:p text:style-name="P12"><text:tab/>2.2.2 <text:s/>Algoritmo 2</text:p>
      <text:p text:style-name="P13">En este algoritmo se practica la técnica de branch and bound. Para ello se realiza una lista que almacena todas las ramas abiertas hasta el momento y se ramifica <text:span text:style-name="T10">únicamente</text:span> la mejor rama que haya hasta el momento en la lista. Previamente se ha realizado es <text:span text:style-name="T10">escrutinio</text:span> de lo que va a ser la solución óptima a partir de un <text:span text:style-name="T10">algoritmo</text:span> greedy, lo que nos ayudará a reducir el tiempo de ejecución.</text:p>
      <text:p text:style-name="P13">El tiempo de ejecución es factorial, si bien tiene algo más de poda que el <text:span text:style-name="T10">algoritmo</text:span> anterior y por lo tanto tendrá una <text:span text:style-name="T10">constante</text:span> oculta en su eficiencia menor que éste.</text:p>
      <text:p text:style-name="P13">El código es el siguiente:</text:p>
      <text:p text:style-name="P5"/>
      <text:p text:style-name="P5"/>
      <text:p text:style-name="P18">double BranchNBound(vector&lt;Ciudad&gt; mapa, vector&lt;Ciudad&gt;&amp; solucion)</text:p>
      <text:p text:style-name="P18">{</text:p>
      <text:p text:style-name="P18"><text:s text:c="2"/>vector&lt;Ciudad&gt; sol;</text:p>
      <text:p text:style-name="P18"><text:s text:c="2"/>TSP_vecino_mas_cercano(sol, mapa);</text:p>
      <text:p text:style-name="P18"><text:s text:c="2"/>double cota = DistanciaRecorrido(sol);</text:p>
      <text:p text:style-name="P18"><text:s text:c="2"/>list&lt;Ciudad&gt; rama_inicial;</text:p>
      <text:p text:style-name="P18"><text:s text:c="2"/>list&lt;Ciudad&gt; sinusar;</text:p>
      <text:p text:style-name="P18"><text:s text:c="2"/>rama_inicial.push_back(mapa[0]);</text:p>
      <text:p text:style-name="P18"><text:s text:c="2"/>for(int i = 1; i &lt; (int)mapa.size();++i)</text:p>
      <text:p text:style-name="P18"><text:s text:c="4"/>sinusar.push_back(mapa[i]);</text:p>
      <text:p text:style-name="P18"><text:s text:c="2"/>cout &lt;&lt; cota &lt;&lt; endl;</text:p>
      <text:p text:style-name="P18"><text:s text:c="2"/>list&lt;Ciudad&gt; solucion_lista;</text:p>
      <text:p text:style-name="P18"><text:s text:c="2"/>for(int i = 1; i &lt; (int)sol.size();++i)</text:p>
      <text:p text:style-name="P18"><text:s text:c="4"/>solucion_lista.push_back(sol[i]);</text:p>
      <text:p text:style-name="P18"><text:s text:c="2"/>BranchGredy(rama_inicial, sinusar, solucion_lista);</text:p>
      <text:p text:style-name="P18"><text:s text:c="2"/>for(list&lt;Ciudad&gt;::iterator it = solucion_lista.begin(); it!=solucion_lista.end();++it)</text:p>
      <text:p text:style-name="P18"><text:s text:c="4"/>solucion.push_back(*it);</text:p>
      <text:p text:style-name="P18"><text:s text:c="2"/>return DistanciaRecorrido(solucion);</text:p>
      <text:p text:style-name="P18">}</text:p>
      <text:p text:style-name="P18">list&lt;Ciudad&gt; BranchGredy(list&lt;Ciudad&gt; rama, list&lt;Ciudad&gt; sinusar, list&lt;Ciudad&gt;&amp; mejor_sol)</text:p>
      <text:p text:style-name="P18">{</text:p>
      <text:p text:style-name="P18"><text:s text:c="2"/>if(DistanciaRecorrido(rama) &gt;= DistanciaRecorrido(mejor_sol))</text:p>
      <text:p text:style-name="P18"><text:s text:c="2"/>{ <text:s text:c="28"/>// Si la afinidad perdida es más grande que la afinidad</text:p>
      <text:p text:style-name="P18"><text:s text:c="2"/><text:tab/>list&lt;Ciudad&gt; res;<text:tab/><text:tab/><text:tab/><text:tab/><text:tab/><text:tab/> // perdida en la mejor distribucion hasta el momento, men,</text:p>
      <text:p text:style-name="P18"><text:s text:c="2"/><text:tab/>res.clear();<text:tab/><text:tab/><text:tab/><text:tab/><text:tab/><text:tab/> // desiste del tema.</text:p>
      <text:p text:style-name="P18"><text:s text:c="2"/><text:tab/>return res;</text:p>
      <text:p text:style-name="P18"><text:s text:c="2"/>}</text:p>
      <text:p text:style-name="P18"><text:soft-page-break/><text:s text:c="2"/>else</text:p>
      <text:p text:style-name="P18"><text:s text:c="2"/>{</text:p>
      <text:p text:style-name="P18"><text:s text:c="2"/><text:tab/>int tam = sinusar.size();</text:p>
      <text:p text:style-name="P18"><text:s text:c="2"/><text:tab/>if(tam &lt;= 1){<text:tab/><text:tab/><text:tab/>// Si queda una persona por sentar, men, has llegado</text:p>
      <text:p text:style-name="P18"><text:s text:c="2"/><text:tab/><text:tab/>rama.splice(rama.end(),sinusar);</text:p>
      <text:p text:style-name="P18"><text:s text:c="6"/>mejor_sol=rama;</text:p>
      <text:p text:style-name="P18"><text:s text:c="2"/><text:tab/><text:tab/>return rama;</text:p>
      <text:p text:style-name="P18"><text:s text:c="2"/><text:tab/>}else{</text:p>
      <text:p text:style-name="P18"><text:s text:c="2"/><text:tab/><text:tab/>list&lt;Ciudad&gt;::iterator it;</text:p>
      <text:p text:style-name="P18"><text:s text:c="2"/><text:tab/><text:tab/>list&lt;Ciudad&gt; res;</text:p>
      <text:p text:style-name="P18"><text:s text:c="2"/><text:tab/><text:tab/>list&lt;Ciudad&gt; aux2;</text:p>
      <text:p text:style-name="P18"><text:s text:c="2"/><text:tab/><text:tab/>for(it = sinusar.begin(); it != sinusar.end(); it++){<text:tab/>// Crea una rama por cada persona que no este sentada</text:p>
      <text:p text:style-name="P18"><text:s text:c="2"/><text:tab/><text:tab/><text:tab/>Ciudad aux = *it;</text:p>
      <text:p text:style-name="P18"><text:s text:c="2"/><text:tab/><text:tab/><text:tab/>it = sinusar.erase(it);</text:p>
      <text:p text:style-name="P18"><text:s text:c="2"/><text:tab/><text:tab/><text:tab/>rama.push_back(aux);</text:p>
      <text:p text:style-name="P18"><text:s text:c="2"/><text:tab/><text:tab/><text:tab/>aux2 = BranchGredy(rama, sinusar, mejor_sol);</text:p>
      <text:p text:style-name="P18"><text:s text:c="2"/><text:tab/><text:tab/><text:tab/>if(aux2.size() &gt; 0){</text:p>
      <text:p text:style-name="P18"><text:s text:c="2"/><text:tab/><text:tab/><text:tab/><text:tab/>res = aux2;</text:p>
      <text:p text:style-name="P18"><text:s text:c="2"/><text:tab/><text:tab/><text:tab/>}</text:p>
      <text:p text:style-name="P18"><text:s text:c="2"/><text:tab/><text:tab/><text:tab/>it = sinusar.emplace(it,aux);</text:p>
      <text:p text:style-name="P18"><text:s text:c="2"/><text:tab/><text:tab/><text:tab/>rama.remove(aux);</text:p>
      <text:p text:style-name="P18"><text:s text:c="2"/><text:tab/><text:tab/>}</text:p>
      <text:p text:style-name="P18"><text:s text:c="2"/><text:tab/><text:tab/>return res;</text:p>
      <text:p text:style-name="P18"><text:s text:c="2"/><text:tab/>}</text:p>
      <text:p text:style-name="P18"><text:s text:c="2"/>}</text:p>
      <text:p text:style-name="P18">}</text:p>
      <text:p text:style-name="P5"/>
      <text:p text:style-name="P5"/>
      <text:p text:style-name="P5"/>
      <text:p text:style-name="P5"/>
      <text:p text:style-name="P2"><text:span text:style-name="T4">3. <text:s/></text:span><text:span text:style-name="T6">ANÁLISIS EMPÍRICO</text:span></text:p>
      <text:p text:style-name="P5"/>
      <text:p text:style-name="P5"/>
      <text:p text:style-name="P5"/>
      <text:p text:style-name="P14">En la siguiente imagen se ve notoriamente lo que de forma teórica se ha presentado, esto es, se ha llegado a la solución óptima del problema. Sin embargo, para un grafo de 11 ciudades como es el de la imagen, el algoritmo ha tardado 6 segundos. Hágase notorio que no es posible alcanzar la cantidad de ciudades que se <text:span text:style-name="T14">proponí</text:span><text:span text:style-name="T15">a</text:span><text:span text:style-name="T14">n</text:span> en la práctica 3, ya que el tiempo sería catastróficamente alto.</text:p>
      <text:p text:style-name="P5"/>
      <text:p text:style-name="P2"><text:soft-page-break/><draw:frame draw:style-name="fr1" draw:name="3" text:anchor-type="as-char" svg:width="15.24cm" style:rel-width="scale" svg:height="8.573cm" style:rel-height="scale" draw:z-index="2"><draw:object-ole xlink:href="./OleObj3" xlink:type="simple" xlink:show="embed" xlink:actuate="onLoad"/><draw:image xlink:href="./ObjectReplacements/OleObj3" xlink:type="simple" xlink:show="embed" xlink:actuate="onLoad"/></draw:frame></text:p>
      <text:p text:style-name="P5"/>
      <text:p text:style-name="P5"/>
      <text:p text:style-name="P14">Vemos ahora la solución del problema con el branch and bound. Nótese que el set utilizado no es el mismo. No obstante el camino hayado sigue siendo el óptimo, esta vez, conseguido un poco más rápido.</text:p>
      <text:p text:style-name="P14"/>
      <text:p text:style-name="P2"><draw:frame draw:style-name="fr1" draw:name="4" text:anchor-type="as-char" svg:width="15.24cm" style:rel-width="scale" svg:height="8.573cm" style:rel-height="scale" draw:z-index="3"><draw:object-ole xlink:href="./OleObj4" xlink:type="simple" xlink:show="embed" xlink:actuate="onLoad"/><draw:image xlink:href="./ObjectReplacements/OleObj4" xlink:type="simple" xlink:show="embed" xlink:actuate="onLoad"/></draw:frame></text:p>
      <text:p text:style-name="P5"/>
      <text:p text:style-name="P5"/>
      <text:p text:style-name="P5"/>
      <text:p text:style-name="P14">En todas las máquinas ha salido el mismo resultado, el óptimo, por lo que no repetiremos el mismo camino para cada ordenador ya que son la misma gráfica.</text:p>
      <text:p text:style-name="P14">Cabe destacar que el tiempo de ejecución de Backtracking es muy malo, haciendo imposible el análisis de caminos en grafos con más de 20 ciudades. </text:p>
      <text:p text:style-name="P14"/>
      <text:p text:style-name="P14"><text:span text:style-name="T16">Asimismo</text:span>, el <text:span text:style-name="T16">algoritmo</text:span> de estructura Branch and Bound es ligeramente mejor en cuanto al tiempo de ejecución e igual a la hora de hallar el óptimo. En contraposición con los <text:span text:style-name="T16">algoritmos</text:span> Greedy, Branch and Bound no puede analizar conjuntos muy grandes. Tiene un límite más alto que el <text:soft-page-break/>Backtracking aunque no es comparable con los <text:span text:style-name="T16">algoritmos</text:span> voraces, cuyas ejecuciones llegaban hasta las 10000 ciudades.</text:p>
      <text:p text:style-name="P14"/>
      <text:p text:style-name="P14">El principal motivo de este decremento datos es el empeño por encontrar la mejor solución posible al problema. Esto hace necesario comprobar casi todas las combinaciones (algunas se pueden quitar por los criterios de poda) y hacen aumentar factorialmente el tiempo.</text:p>
      <text:p text:style-name="P6"/>
      <text:p text:style-name="P6"/>
      <text:p text:style-name="P6"/>
      <text:p text:style-name="P6"/>
      <text:p text:style-name="P6"/>
      <text:p text:style-name="P6"/>
      <text:p text:style-name="P3"><text:span text:style-name="T3">4. <text:s/></text:span><text:span text:style-name="T5">BIBLIOGRAFÍA</text:span></text:p>
      <text:p text:style-name="P6"/>
      <text:p text:style-name="P6"/>
      <text:p text:style-name="P13">-Jose Luis Verdegay, “Curso de Teoría de Algoritmos”</text:p>
      <text:p text:style-name="P13">-Brassard, Bradley, “Fundamentos de Algoritmia”</text:p>
      <text:p text:style-name="P2"><text:span text:style-name="T2">-</text:span><text:a xlink:type="simple" xlink:href="http://www.gnuplot.com/"><text:span text:style-name="T8">www.gnuplot.com</text:span></text:a></text:p>
      <text:p text:style-name="P13">-Knuth, “The art of computer programm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Consolas" svg:font-family="Consolas"/>
    <style:font-face style:name="DejaVu Sans" svg:font-family="'DejaVu Sans'"/>
    <style:font-face style:name="Liberation Serif" svg:font-family="'Liberation Serif'"/>
    <style:font-face style:name="Symbol" svg:font-family="Symbol"/>
    <style:font-face style:name="Calibri" svg:font-family="Calibri"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08T23:33:36.346265910</dc:date>
    <meta:editing-duration>PT3M47S</meta:editing-duration>
    <meta:editing-cycles>5</meta:editing-cycles>
    <meta:generator>LibreOffice/4.2.8.2$Linux_X86_64 LibreOffice_project/420m0$Build-2</meta:generator>
    <meta:document-statistic meta:table-count="0" meta:image-count="0" meta:object-count="4" meta:page-count="7" meta:paragraph-count="139" meta:word-count="1370" meta:character-count="9065" meta:non-whitespace-character-count="7517"/>
  </office:meta>
</office:document-meta>
</file>